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padding="0in" fo:border="none"/>
      <style:text-properties fo:font-weight="bold" style:font-weight-asian="bold"/>
    </style:style>
    <style:style style:name="P3" style:family="paragraph" style:parent-style-name="Standard">
      <style:paragraph-properties fo:padding="0in" fo:border="none"/>
      <style:text-properties fo:color="#0000ee" style:text-underline-style="solid" style:text-underline-width="auto" style:text-underline-color="font-color"/>
    </style:style>
    <style:style style:name="P4" style:family="paragraph" style:parent-style-name="Standard" style:master-page-name="Standard">
      <style:paragraph-properties style:page-number="1" fo:padding="0in" fo:border="none"/>
    </style:style>
    <style:style style:name="T1" style:family="text">
      <style:text-properties fo:font-weight="bold" style:font-weight-asian="bold"/>
    </style:style>
    <style:style style:name="T2" style:family="text">
      <style:text-properties fo:color="#0000e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FONTS</text:span></text:p>
      <text:p text:style-name="P2"/>
      <text:p text:style-name="P1"><text:a xlink:type="simple" xlink:href="https://fonts.google.com/specimen/Inter?query=inter&amp;authuser=0" text:style-name="ListLabel_20_1" text:visited-style-name="ListLabel_20_1"><text:span text:style-name="T2">https://fonts.google.com/specimen/Inter?query=inter</text:span></text:a></text:p>
      <text:p text:style-name="P1"><text:a xlink:type="simple" xlink:href="https://fonts.google.com/specimen/Work+Sans?query=work+sans&amp;authuser=0" text:style-name="ListLabel_20_1" text:visited-style-name="ListLabel_20_1"><text:span text:style-name="T2">https://fonts.google.com/specimen/Work+Sans?query=work+sans</text:span></text:a></text:p>
      <text:p text:style-name="P1"><text:a xlink:type="simple" xlink:href="https://fonts.google.com/specimen/Space+Mono?query=space+mono&amp;authuser=0#standard-styles" text:style-name="ListLabel_20_1" text:visited-style-name="ListLabel_20_1"><text:span text:style-name="T2">https://fonts.google.com/specimen/Space+Mono?query=space+mono#standard-styles</text:span></text:a></text:p>
      <text:p text:style-name="P1"><text:a xlink:type="simple" xlink:href="https://fonts.google.com/specimen/Space+Grotesk?query=space+grotesk&amp;authuser=0" text:style-name="ListLabel_20_1" text:visited-style-name="ListLabel_20_1"><text:span text:style-name="T2">https://fonts.google.com/specimen/Space+Grotesk?query=space+grotesk</text:span></text:a></text:p>
      <text:p text:style-name="P1"><text:a xlink:type="simple" xlink:href="https://fonts.google.com/specimen/Rubik?query=rubik&amp;authuser=0" text:style-name="ListLabel_20_1" text:visited-style-name="ListLabel_20_1"><text:span text:style-name="T2">https://fonts.google.com/specimen/Rubik?query=rubik</text:span></text:a></text:p>
      <text:p text:style-name="P1"><text:a xlink:type="simple" xlink:href="https://fonts.google.com/specimen/Libre+Franklin?query=libre+franklin&amp;authuser=0" text:style-name="ListLabel_20_1" text:visited-style-name="ListLabel_20_1"><text:span text:style-name="T2">https://fonts.google.com/specimen/Libre+Franklin?query=libre+franklin</text:span></text:a></text:p>
      <text:p text:style-name="P1"><text:a xlink:type="simple" xlink:href="https://fonts.google.com/specimen/Cormorant?query=cormorant&amp;authuser=0" text:style-name="ListLabel_20_1" text:visited-style-name="ListLabel_20_1"><text:span text:style-name="T2">https://fonts.google.com/specimen/Cormorant?query=cormorant</text:span></text:a></text:p>
      <text:p text:style-name="P1"><text:a xlink:type="simple" xlink:href="https://fonts.google.com/specimen/Fira+Sans?query=fira+sans&amp;authuser=0" text:style-name="ListLabel_20_1" text:visited-style-name="ListLabel_20_1"><text:span text:style-name="T2">https://fonts.google.com/specimen/Fira+Sans?query=fira+sans</text:span></text:a></text:p>
      <text:p text:style-name="P1"><text:a xlink:type="simple" xlink:href="https://fonts.google.com/specimen/Chivo?query=chivo&amp;authuser=0" text:style-name="ListLabel_20_1" text:visited-style-name="ListLabel_20_1"><text:span text:style-name="T2">https://fonts.google.com/specimen/Chivo?query=chivo</text:span></text:a></text:p>
      <text:p text:style-name="P1"><text:a xlink:type="simple" xlink:href="https://fonts.google.com/specimen/Eczar?query=eczar&amp;authuser=0" text:style-name="ListLabel_20_1" text:visited-style-name="ListLabel_20_1"><text:span text:style-name="T2">https://fonts.google.com/specimen/Eczar?query=eczar</text:span></text:a></text:p>
      <text:p text:style-name="P1"><text:a xlink:type="simple" xlink:href="https://fonts.google.com/specimen/Alegreya+Sans?query=alegreya+sans&amp;authuser=0" text:style-name="ListLabel_20_1" text:visited-style-name="ListLabel_20_1"><text:span text:style-name="T2">https://fonts.google.com/specimen/Alegreya+Sans?query=alegreya+sans</text:span></text:a></text:p>
      <text:p text:style-name="P1"><text:a xlink:type="simple" xlink:href="https://fonts.google.com/specimen/Alegreya?query=alegreya+&amp;authuser=0" text:style-name="ListLabel_20_1" text:visited-style-name="ListLabel_20_1"><text:span text:style-name="T2">https://fonts.google.com/specimen/Alegreya?query=alegreya+</text:span></text:a></text:p>
      <text:p text:style-name="P1"><text:a xlink:type="simple" xlink:href="https://fonts.google.com/specimen/Source+Sans+Pro?query=source+&amp;authuser=0" text:style-name="ListLabel_20_1" text:visited-style-name="ListLabel_20_1"><text:span text:style-name="T2">https://fonts.google.com/specimen/Source+Sans+Pro?query=source+</text:span></text:a></text:p>
      <text:p text:style-name="P1"><text:a xlink:type="simple" xlink:href="https://fonts.google.com/specimen/Source+Serif+Pro?query=source+&amp;authuser=0" text:style-name="ListLabel_20_1" text:visited-style-name="ListLabel_20_1"><text:span text:style-name="T2">https://fonts.google.com/specimen/Source+Serif+Pro?query=source+</text:span></text:a></text:p>
      <text:p text:style-name="P1"><text:a xlink:type="simple" xlink:href="https://fonts.google.com/specimen/Roboto?query=roboto&amp;authuser=0" text:style-name="ListLabel_20_1" text:visited-style-name="ListLabel_20_1"><text:span text:style-name="T2">https://fonts.google.com/specimen/Roboto?query=roboto</text:span></text:a></text:p>
      <text:p text:style-name="P1"><text:a xlink:type="simple" xlink:href="https://fonts.google.com/specimen/Roboto+Slab?query=roboto&amp;authuser=0" text:style-name="ListLabel_20_1" text:visited-style-name="ListLabel_20_1"><text:span text:style-name="T2">https://fonts.google.com/specimen/Roboto+Slab?query=roboto</text:span></text:a></text:p>
      <text:p text:style-name="P1"><text:a xlink:type="simple" xlink:href="https://fonts.google.com/specimen/BioRhyme?query=biorhyme&amp;authuser=0" text:style-name="ListLabel_20_1" text:visited-style-name="ListLabel_20_1"><text:span text:style-name="T2">https://fonts.google.com/specimen/BioRhyme?query=biorhyme</text:span></text:a></text:p>
      <text:p text:style-name="P1"><text:a xlink:type="simple" xlink:href="https://fonts.google.com/specimen/Inknut+Antiqua?query=inknut+&amp;authuser=0" text:style-name="ListLabel_20_1" text:visited-style-name="ListLabel_20_1"><text:span text:style-name="T2">https://fonts.google.com/specimen/Inknut+Antiqua?query=inknut+</text:span></text:a></text:p>
      <text:p text:style-name="P1"><text:soft-page-break/><text:a xlink:type="simple" xlink:href="https://fonts.google.com/specimen/Poppins?query=poppins&amp;authuser=0" text:style-name="ListLabel_20_1" text:visited-style-name="ListLabel_20_1"><text:span text:style-name="T2">https://fonts.google.com/specimen/Poppins?query=poppins</text:span></text:a></text:p>
      <text:p text:style-name="P1"><text:a xlink:type="simple" xlink:href="https://fonts.google.com/specimen/Archivo+Narrow?query=archivo+narr&amp;authuser=0" text:style-name="ListLabel_20_1" text:visited-style-name="ListLabel_20_1"><text:span text:style-name="T2">https://fonts.google.com/specimen/Archivo+Narrow?query=archivo+narr</text:span></text:a></text:p>
      <text:p text:style-name="P1"><text:a xlink:type="simple" xlink:href="https://fonts.google.com/specimen/Libre+Baskerville?query=libre+bask&amp;authuser=0" text:style-name="ListLabel_20_1" text:visited-style-name="ListLabel_20_1"><text:span text:style-name="T2">https://fonts.google.com/specimen/Libre+Baskerville?query=libre+bask</text:span></text:a></text:p>
      <text:p text:style-name="P1"><text:a xlink:type="simple" xlink:href="https://fonts.google.com/specimen/Playfair+Display?query=playfair+&amp;authuser=0" text:style-name="ListLabel_20_1" text:visited-style-name="ListLabel_20_1"><text:span text:style-name="T2">https://fonts.google.com/specimen/Playfair+Display?query=playfair+</text:span></text:a></text:p>
      <text:p text:style-name="P1"><text:a xlink:type="simple" xlink:href="https://fonts.google.com/specimen/Karla?query=karla&amp;authuser=0" text:style-name="ListLabel_20_1" text:visited-style-name="ListLabel_20_1"><text:span text:style-name="T2">https://fonts.google.com/specimen/Karla?query=karla</text:span></text:a></text:p>
      <text:p text:style-name="P1"><text:a xlink:type="simple" xlink:href="https://fonts.google.com/specimen/Lora?query=lora&amp;authuser=0" text:style-name="ListLabel_20_1" text:visited-style-name="ListLabel_20_1"><text:span text:style-name="T2">https://fonts.google.com/specimen/Lora?query=lora</text:span></text:a></text:p>
      <text:p text:style-name="P1"><text:a xlink:type="simple" xlink:href="https://fonts.google.com/specimen/Proza+Libre?query=proza+&amp;authuser=0" text:style-name="ListLabel_20_1" text:visited-style-name="ListLabel_20_1"><text:span text:style-name="T2">https://fonts.google.com/specimen/Proza+Libre?query=proza+</text:span></text:a></text:p>
      <text:p text:style-name="P1"><text:a xlink:type="simple" xlink:href="https://fonts.google.com/specimen/Spectral?query=spect&amp;authuser=0" text:style-name="ListLabel_20_1" text:visited-style-name="ListLabel_20_1"><text:span text:style-name="T2">https://fonts.google.com/specimen/Spectral?query=spect</text:span></text:a></text:p>
      <text:p text:style-name="P1"><text:a xlink:type="simple" xlink:href="https://fonts.google.com/specimen/IBM+Plex+Sans?query=ibm+&amp;authuser=0" text:style-name="ListLabel_20_1" text:visited-style-name="ListLabel_20_1"><text:span text:style-name="T2">https://fonts.google.com/specimen/IBM+Plex+Sans?query=ibm+</text:span></text:a></text:p>
      <text:p text:style-name="P1"><text:a xlink:type="simple" xlink:href="https://fonts.google.com/specimen/Crimson+Text?query=crimson+&amp;authuser=0" text:style-name="ListLabel_20_1" text:visited-style-name="ListLabel_20_1"><text:span text:style-name="T2">https://fonts.google.com/specimen/Crimson+Text?query=crimson+</text:span></text:a></text:p>
      <text:p text:style-name="P1"><text:a xlink:type="simple" xlink:href="https://fonts.google.com/specimen/Montserrat?query=montserrat&amp;authuser=0" text:style-name="ListLabel_20_1" text:visited-style-name="ListLabel_20_1"><text:span text:style-name="T2">https://fonts.google.com/specimen/Montserrat?query=montserrat</text:span></text:a></text:p>
      <text:p text:style-name="P1"><text:a xlink:type="simple" xlink:href="https://fonts.google.com/specimen/Lato?query=lato&amp;authuser=0" text:style-name="ListLabel_20_1" text:visited-style-name="ListLabel_20_1"><text:span text:style-name="T2">https://fonts.google.com/specimen/Lato?query=lato</text:span></text:a></text:p>
      <text:p text:style-name="P1"><text:a xlink:type="simple" xlink:href="https://fonts.google.com/specimen/PT+Sans?query=pt+sans&amp;authuser=0" text:style-name="ListLabel_20_1" text:visited-style-name="ListLabel_20_1"><text:span text:style-name="T2">https://fonts.google.com/specimen/PT+Sans?query=pt+sans</text:span></text:a></text:p>
      <text:p text:style-name="P1"><text:a xlink:type="simple" xlink:href="https://fonts.google.com/specimen/PT+Serif?query=pt+serif&amp;authuser=0" text:style-name="ListLabel_20_1" text:visited-style-name="ListLabel_20_1"><text:span text:style-name="T2">https://fonts.google.com/specimen/PT+Serif?query=pt+serif</text:span></text:a></text:p>
      <text:p text:style-name="P1"><text:a xlink:type="simple" xlink:href="https://fonts.google.com/specimen/Cardo?query=cardo&amp;authuser=0" text:style-name="ListLabel_20_1" text:visited-style-name="ListLabel_20_1"><text:span text:style-name="T2">https://fonts.google.com/specimen/Cardo?query=cardo</text:span></text:a></text:p>
      <text:p text:style-name="P1"><text:a xlink:type="simple" xlink:href="https://fonts.google.com/specimen/Neuton?query=neuton&amp;authuser=0" text:style-name="ListLabel_20_1" text:visited-style-name="ListLabel_20_1"><text:span text:style-name="T2">https://fonts.google.com/specimen/Neuton?query=neuton</text:span></text:a></text:p>
      <text:p text:style-name="P1"><text:a xlink:type="simple" xlink:href="https://fonts.google.com/specimen/Open+Sans?query=open+sans&amp;authuser=0" text:style-name="ListLabel_20_1" text:visited-style-name="ListLabel_20_1"><text:span text:style-name="T2">https://fonts.google.com/specimen/Open+Sans?query=open+sans</text:span></text:a></text:p>
      <text:p text:style-name="P1"><text:a xlink:type="simple" xlink:href="https://fonts.google.com/specimen/Inconsolata?query=inconsolata&amp;authuser=0" text:style-name="ListLabel_20_1" text:visited-style-name="ListLabel_20_1"><text:span text:style-name="T2">https://fonts.google.com/specimen/Inconsolata?query=inconsolata</text:span></text:a></text:p>
      <text:p text:style-name="P1"><text:a xlink:type="simple" xlink:href="https://fonts.google.com/specimen/Cabin?query=cabin&amp;authuser=0" text:style-name="ListLabel_20_1" text:visited-style-name="ListLabel_20_1"><text:span text:style-name="T2">https://fonts.google.com/specimen/Cabin?query=cabin</text:span></text:a></text:p>
      <text:p text:style-name="P1"><text:a xlink:type="simple" xlink:href="https://fonts.google.com/specimen/Raleway?query=raleway&amp;authuser=0" text:style-name="ListLabel_20_1" text:visited-style-name="ListLabel_20_1"><text:span text:style-name="T2">https://fonts.google.com/specimen/Raleway?query=raleway</text:span></text:a></text:p>
      <text:p text:style-name="P1"><text:a xlink:type="simple" xlink:href="https://fonts.google.com/specimen/Anonymous+Pro?query=anonymo&amp;authuser=0" text:style-name="ListLabel_20_1" text:visited-style-name="ListLabel_20_1"><text:span text:style-name="T2">https://fonts.google.com/specimen/Anonymous+Pro?query=anonymo</text:span></text:a></text:p>
      <text:p text:style-name="P1"><text:soft-page-break/><text:a xlink:type="simple" xlink:href="https://fonts.google.com/specimen/Merriweather?query=merriweather&amp;authuser=0" text:style-name="ListLabel_20_1" text:visited-style-name="ListLabel_20_1"><text:span text:style-name="T2">https://fonts.google.com/specimen/Merriweather?query=merriweather</text:span></text:a></text:p>
      <text:p text:style-name="P1"><text:a xlink:type="simple" xlink:href="https://fonts.google.com/specimen/B612?query=b612&amp;authuser=0" text:style-name="ListLabel_20_1" text:visited-style-name="ListLabel_20_1"><text:span text:style-name="T2">https://fonts.google.com/specimen/B612?query=b612</text:span></text:a></text:p>
      <text:p text:style-name="P1"><text:a xlink:type="simple" xlink:href="https://fonts.google.com/specimen/Mulish?query=muli&amp;authuser=0" text:style-name="ListLabel_20_1" text:visited-style-name="ListLabel_20_1"><text:span text:style-name="T2">https://fonts.google.com/specimen/Mulish?query=muli</text:span></text:a></text:p>
      <text:p text:style-name="P1"><text:a xlink:type="simple" xlink:href="https://fonts.google.com/specimen/Titillium+Web?query=titi&amp;authuser=0" text:style-name="ListLabel_20_1" text:visited-style-name="ListLabel_20_1"><text:span text:style-name="T2">https://fonts.google.com/specimen/Titillium+Web?query=titi</text:span></text:a></text:p>
      <text:p text:style-name="P1"><text:a xlink:type="simple" xlink:href="https://fonts.google.com/specimen/Varela?query=varela&amp;authuser=0" text:style-name="ListLabel_20_1" text:visited-style-name="ListLabel_20_1"><text:span text:style-name="T2">https://fonts.google.com/specimen/Varela?query=varela</text:span></text:a></text:p>
      <text:p text:style-name="P1"><text:a xlink:type="simple" xlink:href="https://fonts.google.com/specimen/Volkhov?query=volk&amp;authuser=0" text:style-name="ListLabel_20_1" text:visited-style-name="ListLabel_20_1"><text:span text:style-name="T2">https://fonts.google.com/specimen/Volkhov?query=volk</text:span></text:a></text:p>
      <text:p text:style-name="P1"><text:a xlink:type="simple" xlink:href="https://fonts.google.com/?query=cairo&amp;authuser=0" text:style-name="ListLabel_20_1" text:visited-style-name="ListLabel_20_1"><text:span text:style-name="T2">https://fonts.google.com/?query=cairo</text:span></text:a></text:p>
      <text:p text:style-name="P1"><text:a xlink:type="simple" xlink:href="https://fonts.google.com/specimen/Frank+Ruhl+Libre?query=frank+ru&amp;authuser=0" text:style-name="ListLabel_20_1" text:visited-style-name="ListLabel_20_1"><text:span text:style-name="T2">https://fonts.google.com/specimen/Frank+Ruhl+Libre?query=frank+ru</text:span></text:a></text:p>
      <text:p text:style-name="P1"><text:a xlink:type="simple" xlink:href="https://fonts.google.com/specimen/Archivo?query=archivo&amp;authuser=0" text:style-name="ListLabel_20_1" text:visited-style-name="ListLabel_20_1"><text:span text:style-name="T2">https://fonts.google.com/specimen/Archivo?query=archivo</text:span></text:a></text:p>
      <text:p text:style-name="P1"><text:a xlink:type="simple" xlink:href="https://fonts.google.com/specimen/Fjalla+One?query=fjalla+one&amp;authuser=0" text:style-name="ListLabel_20_1" text:visited-style-name="ListLabel_20_1"><text:span text:style-name="T2">https://fonts.google.com/specimen/Fjalla+One?query=fjalla+one</text:span></text:a></text:p>
      <text:p text:style-name="P1"><text:a xlink:type="simple" xlink:href="https://fonts.google.com/specimen/Rakkas?query=rakkas&amp;authuser=0" text:style-name="ListLabel_20_1" text:visited-style-name="ListLabel_20_1"><text:span text:style-name="T2">https://fonts.google.com/specimen/Rakkas?query=rakkas</text:span></text:a></text:p>
      <text:p text:style-name="P1"><text:a xlink:type="simple" xlink:href="https://fonts.google.com/specimen/Concert+One?query=conce&amp;authuser=0" text:style-name="ListLabel_20_1" text:visited-style-name="ListLabel_20_1"><text:span text:style-name="T2">https://fonts.google.com/specimen/Concert+One?query=conce</text:span></text:a></text:p>
      <text:p text:style-name="P1"><text:a xlink:type="simple" xlink:href="https://fonts.google.com/specimen/Yatra+One?query=yatra+one&amp;authuser=0" text:style-name="ListLabel_20_1" text:visited-style-name="ListLabel_20_1"><text:span text:style-name="T2">https://fonts.google.com/specimen/Yatra+One?query=yatra+one</text:span></text:a></text:p>
      <text:p text:style-name="P1"><text:a xlink:type="simple" xlink:href="https://fonts.google.com/specimen/Arvo?query=arvo&amp;authuser=0" text:style-name="ListLabel_20_1" text:visited-style-name="ListLabel_20_1"><text:span text:style-name="T2">https://fonts.google.com/specimen/Arvo?query=arvo</text:span></text:a></text:p>
      <text:p text:style-name="P1"><text:a xlink:type="simple" xlink:href="https://fonts.google.com/specimen/Abril+Fatface?query=abril+&amp;authuser=0" text:style-name="ListLabel_20_1" text:visited-style-name="ListLabel_20_1"><text:span text:style-name="T2">https://fonts.google.com/specimen/Abril+Fatface?query=abril+</text:span></text:a></text:p>
      <text:p text:style-name="P1"><text:a xlink:type="simple" xlink:href="https://fonts.google.com/specimen/Ubuntu?query=ubuntu&amp;authuser=0" text:style-name="ListLabel_20_1" text:visited-style-name="ListLabel_20_1"><text:span text:style-name="T2">https://fonts.google.com/specimen/Ubuntu?query=ubuntu</text:span></text:a></text:p>
      <text:p text:style-name="P1"><text:a xlink:type="simple" xlink:href="https://fonts.google.com/specimen/Old+Standard+TT?query=old+st&amp;authuser=0" text:style-name="ListLabel_20_1" text:visited-style-name="ListLabel_20_1"><text:span text:style-name="T2">https://fonts.google.com/specimen/Old+Standard+TT?query=old+st</text:span></text:a></text:p>
      <text:p text:style-name="P1"><text:a xlink:type="simple" xlink:href="https://fonts.google.com/specimen/Oswald?query=oswald&amp;authuser=0" text:style-name="ListLabel_20_1" text:visited-style-name="ListLabel_20_1"><text:span text:style-name="T2">https://fonts.google.com/specimen/Oswald?query=oswald</text:span></text:a></text:p>
      <text:p text:style-name="P1"><text:a xlink:type="simple" xlink:href="https://fonts.google.com/specimen/Nunito?query=nunito&amp;authuser=0" text:style-name="ListLabel_20_1" text:visited-style-name="ListLabel_20_1"><text:span text:style-name="T2">https://fonts.google.com/specimen/Nunito?query=nunito</text:span></text:a></text:p>
      <text:p text:style-name="P1"><text:a xlink:type="simple" xlink:href="https://fonts.google.com/specimen/Oxygen?query=oxygen&amp;authuser=0" text:style-name="ListLabel_20_1" text:visited-style-name="ListLabel_20_1"><text:span text:style-name="T2">https://fonts.google.com/specimen/Oxygen?query=oxygen</text:span></text:a></text:p>
      <text:p text:style-name="P1"><text:a xlink:type="simple" xlink:href="https://fonts.google.com/specimen/Exo+2?query=exo+&amp;authuser=0" text:style-name="ListLabel_20_1" text:visited-style-name="ListLabel_20_1"><text:span text:style-name="T2">https://fonts.google.com/specimen/Exo+2?query=exo+</text:span></text:a></text:p>
      <text:p text:style-name="P1"><text:soft-page-break/><text:a xlink:type="simple" xlink:href="https://fonts.google.com/specimen/Slabo+27px?query=slabo&amp;authuser=0" text:style-name="ListLabel_20_1" text:visited-style-name="ListLabel_20_1"><text:span text:style-name="T2">https://fonts.google.com/specimen/Slabo+27px?query=slabo</text:span></text:a></text:p>
      <text:p text:style-name="P1"><text:a xlink:type="simple" xlink:href="https://fonts.google.com/specimen/Noto+Sans?query=noto+&amp;authuser=0" text:style-name="ListLabel_20_1" text:visited-style-name="ListLabel_20_1"><text:span text:style-name="T2">https://fonts.google.com/specimen/Noto+Sans?query=noto+</text:span></text:a></text:p>
      <text:p text:style-name="P1"><text:a xlink:type="simple" xlink:href="https://fonts.google.com/specimen/Prompt?query=prompt&amp;authuser=0" text:style-name="ListLabel_20_1" text:visited-style-name="ListLabel_20_1"><text:span text:style-name="T2">https://fonts.google.com/specimen/Prompt?query=prompt</text:span></text:a></text:p>
      <text:p text:style-name="P1"><text:a xlink:type="simple" xlink:href="https://fonts.google.com/specimen/Abhaya+Libre?query=abhaya+&amp;authuser=0" text:style-name="ListLabel_20_1" text:visited-style-name="ListLabel_20_1"><text:span text:style-name="T2">https://fonts.google.com/specimen/Abhaya+Libre?query=abhaya+</text:span></text:a></text:p>
      <text:p text:style-name="P1"><text:a xlink:type="simple" xlink:href="https://fonts.google.com/specimen/Aleo?query=aleo&amp;authuser=0" text:style-name="ListLabel_20_1" text:visited-style-name="ListLabel_20_1"><text:span text:style-name="T2">https://fonts.google.com/specimen/Aleo?query=aleo</text:span></text:a></text:p>
      <text:p text:style-name="P1"><text:a xlink:type="simple" xlink:href="https://fonts.google.com/specimen/Arapey?query=arapey&amp;authuser=0" text:style-name="ListLabel_20_1" text:visited-style-name="ListLabel_20_1"><text:span text:style-name="T2">https://fonts.google.com/specimen/Arapey?query=arapey</text:span></text:a></text:p>
      <text:p text:style-name="P1"><text:a xlink:type="simple" xlink:href="https://fonts.google.com/specimen/Asap+Condensed?query=asap+&amp;authuser=0" text:style-name="ListLabel_20_1" text:visited-style-name="ListLabel_20_1"><text:span text:style-name="T2">https://fonts.google.com/specimen/Asap+Condensed?query=asap+</text:span></text:a></text:p>
      <text:p text:style-name="P1"><text:a xlink:type="simple" xlink:href="https://fonts.google.com/specimen/Assistant?query=assis&amp;authuser=0" text:style-name="ListLabel_20_1" text:visited-style-name="ListLabel_20_1"><text:span text:style-name="T2">https://fonts.google.com/specimen/Assistant?query=assis</text:span></text:a></text:p>
      <text:p text:style-name="P1"><text:a xlink:type="simple" xlink:href="https://fonts.google.com/specimen/Barlow?query=barlow&amp;authuser=0" text:style-name="ListLabel_20_1" text:visited-style-name="ListLabel_20_1"><text:span text:style-name="T2">https://fonts.google.com/specimen/Barlow?query=barlow</text:span></text:a></text:p>
      <text:p text:style-name="P1"><text:a xlink:type="simple" xlink:href="https://fonts.google.com/specimen/Bitter?query=bitter&amp;authuser=0" text:style-name="ListLabel_20_1" text:visited-style-name="ListLabel_20_1"><text:span text:style-name="T2">https://fonts.google.com/specimen/Bitter?query=bitter</text:span></text:a></text:p>
      <text:p text:style-name="P1"><text:a xlink:type="simple" xlink:href="https://fonts.google.com/specimen/Brawler?query=brawler&amp;authuser=0" text:style-name="ListLabel_20_1" text:visited-style-name="ListLabel_20_1"><text:span text:style-name="T2">https://fonts.google.com/specimen/Brawler?query=brawler</text:span></text:a></text:p>
      <text:p text:style-name="P1"><text:a xlink:type="simple" xlink:href="https://fonts.google.com/specimen/Caladea?query=caladea&amp;authuser=0" text:style-name="ListLabel_20_1" text:visited-style-name="ListLabel_20_1"><text:span text:style-name="T2">https://fonts.google.com/specimen/Caladea?query=caladea</text:span></text:a></text:p>
      <text:p text:style-name="P1"><text:a xlink:type="simple" xlink:href="https://fonts.google.com/specimen/Rokkitt?query=rokki&amp;authuser=0" text:style-name="ListLabel_20_1" text:visited-style-name="ListLabel_20_1"><text:span text:style-name="T2">https://fonts.google.com/specimen/Rokkitt?query=rokki</text:span></text:a></text:p>
      <text:p text:style-name="P1"><text:a xlink:type="simple" xlink:href="https://fonts.google.com/specimen/Carme?query=carme&amp;authuser=0" text:style-name="ListLabel_20_1" text:visited-style-name="ListLabel_20_1"><text:span text:style-name="T2">https://fonts.google.com/specimen/Carme?query=carme</text:span></text:a></text:p>
      <text:p text:style-name="P1"><text:a xlink:type="simple" xlink:href="https://fonts.google.com/specimen/Enriqueta?query=enri&amp;authuser=0" text:style-name="ListLabel_20_1" text:visited-style-name="ListLabel_20_1"><text:span text:style-name="T2">https://fonts.google.com/specimen/Enriqueta?query=enri</text:span></text:a></text:p>
      <text:p text:style-name="P1"><text:a xlink:type="simple" xlink:href="https://fonts.google.com/specimen/Gelasio?query=gela&amp;authuser=0" text:style-name="ListLabel_20_1" text:visited-style-name="ListLabel_20_1"><text:span text:style-name="T2">https://fonts.google.com/specimen/Gelasio?query=gela</text:span></text:a></text:p>
      <text:p text:style-name="P1"><text:a xlink:type="simple" xlink:href="https://fonts.google.com/specimen/Headland+One?query=headlan&amp;authuser=0" text:style-name="ListLabel_20_1" text:visited-style-name="ListLabel_20_1"><text:span text:style-name="T2">https://fonts.google.com/specimen/Headland+One?query=headlan</text:span></text:a></text:p>
      <text:p text:style-name="P1"><text:a xlink:type="simple" xlink:href="https://fonts.google.com/specimen/Josefin+Sans?query=josefi&amp;authuser=0" text:style-name="ListLabel_20_1" text:visited-style-name="ListLabel_20_1"><text:span text:style-name="T2">https://fonts.google.com/specimen/Josefin+Sans?query=josefi</text:span></text:a></text:p>
      <text:p text:style-name="P1"><text:a xlink:type="simple" xlink:href="https://fonts.google.com/specimen/Catamaran?query=cata&amp;authuser=0" text:style-name="ListLabel_20_1" text:visited-style-name="ListLabel_20_1"><text:span text:style-name="T2">https://fonts.google.com/specimen/Catamaran?query=cata</text:span></text:a></text:p>
      <text:p text:style-name="P1"><text:a xlink:type="simple" xlink:href="https://fonts.google.com/specimen/Tangerine?query=tanger&amp;authuser=0" text:style-name="ListLabel_20_1" text:visited-style-name="ListLabel_20_1"><text:span text:style-name="T2">https://fonts.google.com/specimen/Tangerine?query=tanger</text:span></text:a></text:p>
      <text:p text:style-name="P1"><text:a xlink:type="simple" xlink:href="https://fonts.google.com/specimen/Pacifico?query=pacif&amp;authuser=0" text:style-name="ListLabel_20_1" text:visited-style-name="ListLabel_20_1"><text:span text:style-name="T2">https://fonts.google.com/specimen/Pacifico?query=pacif</text:span></text:a></text:p>
      <text:p text:style-name="P1"><text:soft-page-break/><text:a xlink:type="simple" xlink:href="https://fonts.google.com/specimen/Knewave?query=knewa&amp;authuser=0" text:style-name="ListLabel_20_1" text:visited-style-name="ListLabel_20_1"><text:span text:style-name="T2">https://fonts.google.com/specimen/Knewave?query=knewa</text:span></text:a></text:p>
      <text:p text:style-name="P1"><text:a xlink:type="simple" xlink:href="https://www.fonts.com/font/nicks-fonts/putney-junction-nf?QueryFontType=Web&amp;src=GoogleWebFonts" text:style-name="ListLabel_20_1" text:visited-style-name="ListLabel_20_1"><text:span text:style-name="T2">https://www.fonts.com/font/nicks-fonts/putney-junction-nf?QueryFontType=Web&amp;src=GoogleWebFonts</text:span></text:a></text:p>
      <text:p text:style-name="P1"><text:a xlink:type="simple" xlink:href="https://fonts.google.com/specimen/Orbitron?query=orbi&amp;authuser=0" text:style-name="ListLabel_20_1" text:visited-style-name="ListLabel_20_1"><text:span text:style-name="T2">https://fonts.google.com/specimen/Orbitron?query=orbi</text:span></text:a></text:p>
      <text:p text:style-name="P1"><text:a xlink:type="simple" xlink:href="https://fonts.google.com/specimen/Quicksand?query=quick&amp;authuser=0" text:style-name="ListLabel_20_1" text:visited-style-name="ListLabel_20_1"><text:span text:style-name="T2">https://fonts.google.com/specimen/Quicksand?query=quick</text:span></text:a></text:p>
      <text:p text:style-name="P1"><text:a xlink:type="simple" xlink:href="https://fonts.google.com/specimen/Lobster?query=lobster&amp;authuser=0" text:style-name="ListLabel_20_1" text:visited-style-name="ListLabel_20_1"><text:span text:style-name="T2">https://fonts.google.com/specimen/Lobster?query=lobster</text:span></text:a></text:p>
      <text:p text:style-name="P1"><text:a xlink:type="simple" xlink:href="https://fonts.google.com/specimen/Vollkorn?query=voll&amp;authuser=0" text:style-name="ListLabel_20_1" text:visited-style-name="ListLabel_20_1"><text:span text:style-name="T2">https://fonts.google.com/specimen/Vollkorn?query=voll</text:span></text:a></text:p>
      <text:p text:style-name="P1"><text:a xlink:type="simple" xlink:href="https://fonts.google.com/specimen/Bree+Serif?query=bree+&amp;authuser=0" text:style-name="ListLabel_20_1" text:visited-style-name="ListLabel_20_1"><text:span text:style-name="T2">https://fonts.google.com/specimen/Bree+Serif?query=bree+</text:span></text:a></text:p>
      <text:p text:style-name="P1"><text:a xlink:type="simple" xlink:href="https://fonts.google.com/specimen/Cookie?query=cookie&amp;authuser=0" text:style-name="ListLabel_20_1" text:visited-style-name="ListLabel_20_1"><text:span text:style-name="T2">https://fonts.google.com/specimen/Cookie?query=cookie</text:span></text:a></text:p>
      <text:p text:style-name="P1"><text:a xlink:type="simple" xlink:href="https://fonts.google.com/specimen/Grand+Hotel?query=grand+&amp;authuser=0" text:style-name="ListLabel_20_1" text:visited-style-name="ListLabel_20_1"><text:span text:style-name="T2">https://fonts.google.com/specimen/Grand+Hotel?query=grand+</text:span></text:a></text:p>
      <text:p text:style-name="P1"><text:a xlink:type="simple" xlink:href="https://fonts.google.com/specimen/Mouse+Memoirs?query=mouse&amp;authuser=0" text:style-name="ListLabel_20_1" text:visited-style-name="ListLabel_20_1"><text:span text:style-name="T2">https://fonts.google.com/specimen/Mouse+Memoirs?query=mouse</text:span></text:a></text:p>
      <text:p text:style-name="P1"><text:a xlink:type="simple" xlink:href="https://fonts.google.com/specimen/Dancing+Script?query=danci&amp;authuser=0" text:style-name="ListLabel_20_1" text:visited-style-name="ListLabel_20_1"><text:span text:style-name="T2">https://fonts.google.com/specimen/Dancing+Script?query=danci</text:span></text:a></text:p>
      <text:p text:style-name="P1"><text:a xlink:type="simple" xlink:href="https://fonts.google.com/specimen/Allan?query=allan&amp;authuser=0" text:style-name="ListLabel_20_1" text:visited-style-name="ListLabel_20_1"><text:span text:style-name="T2">https://fonts.google.com/specimen/Allan?query=allan</text:span></text:a></text:p>
      <text:p text:style-name="P1"><text:a xlink:type="simple" xlink:href="https://fonts.google.com/specimen/Lekton?query=lekton&amp;authuser=0" text:style-name="ListLabel_20_1" text:visited-style-name="ListLabel_20_1"><text:span text:style-name="T2">https://fonts.google.com/specimen/Lekton?query=lekton</text:span></text:a></text:p>
      <text:p text:style-name="P1"><text:a xlink:type="simple" xlink:href="https://fonts.google.com/specimen/Goudy+Bookletter+1911?query=Goudy+Bookletter+1911&amp;authuser=0" text:style-name="ListLabel_20_1" text:visited-style-name="ListLabel_20_1"><text:span text:style-name="T2">https://fonts.google.com/specimen/Goudy+Bookletter+1911?query=Goudy+Bookletter+1911</text:span></text:a></text:p>
      <text:p text:style-name="P1"><text:a xlink:type="simple" xlink:href="https://fonts.google.com/specimen/News+Cycle?query=news+&amp;authuser=0" text:style-name="ListLabel_20_1" text:visited-style-name="ListLabel_20_1"><text:span text:style-name="T2">https://fonts.google.com/specimen/News+Cycle?query=news+</text:span></text:a></text:p>
      <text:p text:style-name="P1"><text:a xlink:type="simple" xlink:href="https://fonts.google.com/specimen/Xanh+Mono?authuser=0" text:style-name="ListLabel_20_1" text:visited-style-name="ListLabel_20_1"><text:span text:style-name="T2">https://fonts.google.com/specimen/Xanh+Mono</text:span></text:a></text:p>
      <text:p text:style-name="P1"><text:a xlink:type="simple" xlink:href="https://fonts.google.com/specimen/Redressed?authuser=0" text:style-name="ListLabel_20_1" text:visited-style-name="ListLabel_20_1"><text:span text:style-name="T2">https://fonts.google.com/specimen/Redressed</text:span></text:a></text:p>
      <text:p text:style-name="P1"><text:a xlink:type="simple" xlink:href="https://fonts.google.com/specimen/Hanalei+Fill?authuser=0" text:style-name="ListLabel_20_1" text:visited-style-name="ListLabel_20_1"><text:span text:style-name="T2">https://fonts.google.com/specimen/Hanalei+Fill</text:span></text:a></text:p>
      <text:p text:style-name="P1"><text:a xlink:type="simple" xlink:href="https://fonts.google.com/specimen/Yeon+Sung?authuser=0" text:style-name="ListLabel_20_1" text:visited-style-name="ListLabel_20_1"><text:span text:style-name="T2">https://fonts.google.com/specimen/Yeon+Sung</text:span></text:a></text:p>
      <text:p text:style-name="P1"><text:a xlink:type="simple" xlink:href="https://fonts.google.com/specimen/Comfortaa?authuser=0" text:style-name="ListLabel_20_1" text:visited-style-name="ListLabel_20_1"><text:span text:style-name="T2">https://fonts.google.com/specimen/Comfortaa</text:span></text:a></text:p>
      <text:p text:style-name="P1"><text:a xlink:type="simple" xlink:href="https://fonts.google.com/specimen/Shadows+Into+Light?authuser=0" text:style-name="ListLabel_20_1" text:visited-style-name="ListLabel_20_1"><text:span text:style-name="T2">https://fonts.google.com/specimen/Shadows+Into+Light</text:span></text:a></text:p>
      <text:p text:style-name="P1"><text:soft-page-break/><text:a xlink:type="simple" xlink:href="https://fonts.google.com/specimen/Architects+Daughter?authuser=0" text:style-name="ListLabel_20_1" text:visited-style-name="ListLabel_20_1"><text:span text:style-name="T2">https://fonts.google.com/specimen/Architects+Daughter</text:span></text:a></text:p>
      <text:p text:style-name="P1"><text:a xlink:type="simple" xlink:href="https://fonts.google.com/specimen/Amatic+SC?authuser=0" text:style-name="ListLabel_20_1" text:visited-style-name="ListLabel_20_1"><text:span text:style-name="T2">https://fonts.google.com/specimen/Amatic+SC</text:span></text:a></text:p>
      <text:p text:style-name="P1"><text:a xlink:type="simple" xlink:href="https://fonts.google.com/specimen/Permanent+Marker?authuser=0" text:style-name="ListLabel_20_1" text:visited-style-name="ListLabel_20_1"><text:span text:style-name="T2">https://fonts.google.com/specimen/Permanent+Marker</text:span></text:a></text:p>
      <text:p text:style-name="P1"><text:a xlink:type="simple" xlink:href="https://fonts.google.com/specimen/Bungee+Outline?authuser=0" text:style-name="ListLabel_20_1" text:visited-style-name="ListLabel_20_1"><text:span text:style-name="T2">https://fonts.google.com/specimen/Bungee+Outline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07" meta:word-count="107" meta:character-count="5937" meta:non-whitespace-character-count="5937"/>
    <meta:generator>LibreOfficeDev/6.0.5.2$Linux_X86_64 LibreOffice_project/</meta:generator>
  </office:meta>
</office:document-meta>
</file>